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264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6cm"/>
    </style:style>
    <style:style style:name="P8" style:family="paragraph">
      <style:paragraph-properties fo:margin-left="3.6cm" fo:margin-right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7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8" style:family="text">
      <style:text-properties fo:font-family="Arial" style:font-family-generic="roman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9" style:family="text">
      <style:text-properties fo:font-family="Arial" style:font-family-generic="roman" style:font-pitch="variable" fo:font-size="26pt" style:font-family-asian="Arial" style:font-style-name-asian="Normal" style:font-family-generic-asian="swiss" style:font-pitch-asian="variable" style:font-size-asian="26pt" style:font-family-complex="Arial" style:font-style-name-complex="Normal" style:font-family-generic-complex="swiss" style:font-pitch-complex="variable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text-position="sub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4" style:family="text">
      <style:text-properties style:text-position="sub 58%"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5" style:family="text">
      <style:text-properties style:text-position="super 58%"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4cm" svg:height="3.401cm" svg:x="2cm" svg:y="1.5cm">
          <draw:text-box>
            <text:p text:style-name="P1"><text:span text:style-name="T1">Tema 5. VARIABLES ALEATÒRIES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VECTORIALS</text:span></text:p>
          </draw:text-box>
        </draw:frame>
        <draw:frame draw:style-name="gr1" draw:text-style-name="P3" draw:layer="layout" svg:width="24.5cm" svg:height="1.14cm" svg:x="2cm" svg:y="6.5cm">
          <draw:text-box>
            <text:p text:style-name="P1"><text:span text:style-name="T2">Variable aleatòria (v.a.)</text:span><text:span text:style-name="T3">: </text:span></text:p>
          </draw:text-box>
        </draw:frame>
        <draw:frame draw:style-name="gr1" draw:text-style-name="P4" draw:layer="layout" svg:width="16cm" svg:height="1.835cm" svg:x="11.1cm" svg:y="6.6cm">
          <draw:text-box>
            <text:p text:style-name="P1"><text:span text:style-name="T4">regla que assigna un valor numèric a cada un dels resultats possibles d'un experiment aleatori</text:span></text:p>
          </draw:text-box>
        </draw:frame>
        <draw:frame draw:style-name="gr1" draw:layer="layout" svg:width="4cm" svg:height="0.963cm" svg:x="1.5cm" svg:y="5.5cm">
          <draw:text-box>
            <text:p>Recordem:</text:p>
          </draw:text-box>
        </draw:frame>
        <draw:frame draw:style-name="gr1" draw:text-style-name="P1" draw:layer="layout" svg:width="26.5cm" svg:height="4.245cm" svg:x="1cm" svg:y="11cm">
          <draw:text-box>
            <text:p text:style-name="P1"><text:span text:style-name="T4"/></text:p>
            <text:p text:style-name="P1"><text:span text:style-name="T4"><text:tab/></text:span><text:span text:style-name="T4">Un </text:span><text:span text:style-name="T5">vector aleatori</text:span><text:span text:style-name="T4"> (X, Y) està format per </text:span><text:span text:style-name="T5">dues</text:span><text:span text:style-name="T4"> </text:span><text:span text:style-name="T5">v.a</text:span><text:span text:style-name="T4">. X i Y </text:span><text:span text:style-name="T5">associades </text:span></text:p>
            <text:p text:style-name="P1"><text:span text:style-name="T5"><text:tab/></text:span><text:span text:style-name="T5">a un mateix experiment</text:span><text:span text:style-name="T4"> aleatori.</text:span></text:p>
            <text:p text:style-name="P1"><text:span text:style-name="T4"/></text:p>
            <text:p text:style-name="P1"><text:span text:style-name="T4"><text:tab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3" draw:text-style-name="P1" draw:layer="layout" svg:width="26.5cm" svg:height="15.514cm" svg:x="1cm" svg:y="2.486cm">
          <draw:text-box>
            <text:p text:style-name="P1"><text:span text:style-name="T4"><text:tab/></text:span><text:span text:style-name="T4">Cas discret:</text:span></text:p>
            <text:p text:style-name="P1"><text:span text:style-name="T4"><text:s/></text:span></text:p>
            <text:p text:style-name="P1"><text:span text:style-name="T4"><text:tab/></text:span><text:span text:style-name="T4"><text:tab/></text:span><text:span text:style-name="T4"><text:tab/></text:span><text:span text:style-name="T4">Definim la </text:span><text:span text:style-name="T5">funció de probabilitat conjunta de X i Y</text:span><text:span text:style-name="T4"> com: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(X=x, Y=y) = <text:s/>P(X=x <text:s/></text:span><text:span text:style-name="T6">∩</text:span><text:span text:style-name="T7"> <text:s/>Y=y)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Si X i Y són </text:span><text:span text:style-name="T8">independents</text:span><text:span text:style-name="T7"> llavors <text:s text:c="4"/>P(X=x, Y=y) = <text:s/>P(X=x) </text:span><text:span text:style-name="T6">∙</text:span><text:span text:style-name="T7"> <text:s/>P(Y=y)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Propietats: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1) 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2)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llei marginal de X)</text:span></text:p>
            <text:p text:style-name="P1"><text:span text:style-name="T7"><text:tab/></text:span></text:p>
            <text:p text:style-name="P1"><text:span text:style-name="T7"><text:tab/></text:span><text:span text:style-name="T7"><text:tab/></text:span><text:span text:style-name="T7"><text:tab/></text:span><text:span text:style-name="T7">3)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llei marginal de Y)</text:span></text:p>
            <text:p text:style-name="P1"><text:span text:style-name="T7"><text:s/></text:span></text:p>
            <text:p text:style-name="P1"><text:span text:style-name="T7"><text:tab/></text:span><text:span text:style-name="T7"><text:tab/></text:span><text:span text:style-name="T7"><text:tab/></text:span><text:span text:style-name="T7">4)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probabilitat d'un conjunt)</text:span></text:p>
          </draw:text-box>
        </draw:frame>
        <draw:frame draw:style-name="gr4" draw:layer="layout" svg:width="9.852cm" svg:height="1.179cm" svg:x="6cm" svg:y="10.32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10.169cm" svg:height="1.185cm" svg:x="6cm" svg:y="12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0.111cm" svg:height="1.185cm" svg:x="6cm" svg:y="13.72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9.548cm" svg:height="1.125cm" svg:x="6cm" svg:y="15.324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3" draw:text-style-name="P1" draw:layer="layout" svg:width="26.5cm" svg:height="15.514cm" svg:x="1cm" svg:y="2.486cm">
          <draw:text-box>
            <text:p text:style-name="P1"><text:span text:style-name="T4"><text:tab/></text:span><text:span text:style-name="T4">Cas continu:</text:span></text:p>
            <text:p text:style-name="P1"><text:span text:style-name="T4"><text:s/></text:span></text:p>
            <text:p text:style-name="P1"><text:span text:style-name="T4"><text:tab/></text:span><text:span text:style-name="T4"><text:tab/></text:span><text:span text:style-name="T4"><text:tab/></text:span><text:span text:style-name="T4">Definim la </text:span><text:span text:style-name="T5">funció de densitat conjunta de X i Y</text:span><text:span text:style-name="T4"> com:</text:span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tal que </text:span></text:p>
            <text:p text:style-name="P1"><text:span text:style-name="T7"/></text:p>
            <text:p text:style-name="P1"><text:span text:style-name="T7"/></text:p>
            <text:p text:style-name="P1"><text:span text:style-name="T7"><text:tab/></text:span><text:span text:style-name="T7"><text:tab/></text:span><text:span text:style-name="T7">Propietats: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1) 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2)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llei marginal de X)</text:span></text:p>
            <text:p text:style-name="P1"><text:span text:style-name="T7"><text:tab/></text:span></text:p>
            <text:p text:style-name="P1"><text:span text:style-name="T7"><text:tab/></text:span><text:span text:style-name="T7"><text:tab/></text:span><text:span text:style-name="T7"><text:tab/></text:span><text:span text:style-name="T7">3)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llei marginal de Y)</text:span></text:p>
            <text:p text:style-name="P1"><text:span text:style-name="T7"><text:s/></text:span></text:p>
            <text:p text:style-name="P1"><text:span text:style-name="T7"><text:tab/></text:span><text:span text:style-name="T7"><text:tab/></text:span><text:span text:style-name="T7"><text:tab/></text:span><text:span text:style-name="T7">4)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probabilitat d'un conjunt)</text:span></text:p>
          </draw:text-box>
        </draw:frame>
        <draw:frame draw:style-name="gr4" draw:layer="layout" svg:width="7.543cm" svg:height="1.35cm" svg:x="6cm" svg:y="10.32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6.912cm" svg:height="1.35cm" svg:x="6cm" svg:y="11.92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7.997cm" svg:height="1.176cm" svg:x="6cm" svg:y="15.32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3.081cm" svg:height="0.89cm" svg:x="5.789cm" svg:y="6.51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layer="layout" svg:width="12.218cm" svg:height="1.337cm" svg:x="11.789cm" svg:y="6.31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6.873cm" svg:height="1.35cm" svg:x="6cm" svg:y="13.322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" draw:layer="layout" svg:width="26.5cm" svg:height="19.742cm" svg:x="1cm" svg:y="1cm">
          <draw:text-box>
            <text:p text:style-name="P1"><text:span text:style-name="T9">Probabilitats condicionades</text:span></text:p>
            <text:p text:style-name="P1"><text:span text:style-name="T9"/></text:p>
            <text:p text:style-name="P1"><text:span text:style-name="T7"/></text:p>
            <text:p text:style-name="P1"><text:span text:style-name="T7">La </text:span><text:span text:style-name="T8">probabilitat de X condicionada per Y=y</text:span><text:span text:style-name="T7"> <text:s/>es defineix com</text:span></text:p>
            <text:p text:style-name="P1"><text:span text:style-name="T7"/></text:p>
            <text:p text:style-name="P1"><text:span text:style-name="T7">Cas discret: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Cas continu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de manera anàloga es podria definir la probabilitat de Y condicionada a X=x.</text:span></text:p>
            <text:p text:style-name="P1"><text:span text:style-name="T7"/></text:p>
            <text:p text:style-name="P1"><text:span text:style-name="T7"/></text:p>
            <text:p text:style-name="P1"><text:span text:style-name="T7">En general: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</draw:text-box>
        </draw:frame>
        <draw:frame draw:style-name="gr4" draw:layer="layout" svg:width="11.203cm" svg:height="1.961cm" svg:x="8.3cm" svg:y="6.8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5" draw:text-style-name="P6" draw:layer="layout" svg:x1="11.3cm" svg:y1="7.3cm" svg:x2="11.3cm" svg:y2="8.3cm">
          <text:p/>
        </draw:line>
        <draw:frame draw:style-name="gr4" draw:layer="layout" svg:width="11.58cm" svg:height="2.696cm" svg:x="8.301cm" svg:y="10.70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5" draw:text-style-name="P6" draw:layer="layout" svg:x1="11.3cm" svg:y1="11.9cm" svg:x2="11.3cm" svg:y2="12.9cm">
          <text:p/>
        </draw:line>
        <draw:frame draw:style-name="gr4" draw:layer="layout" svg:width="5.9cm" svg:height="1.702cm" svg:x="9.789cm" svg:y="17.017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26.5cm" svg:height="12.766cm" svg:x="0.5cm" svg:y="0.5cm">
          <draw:text-box>
            <text:p text:style-name="P1"><text:span text:style-name="T10">Càlcul de probabilitats amb variables aleatòries:</text:span></text:p>
            <text:p text:style-name="P1"><text:span text:style-name="T11"/></text:p>
            <text:p text:style-name="P1"><text:span text:style-name="T10"/></text:p>
            <text:list text:style-name="L1">
              <text:list-item>
                <text:p text:style-name="P1"><text:span text:style-name="T4"><text:s/></text:span><text:span text:style-name="T5">Funció de probabilitat conjunta</text:span><text:span text:style-name="T12">: </text:span></text:p>
              </text:list-item>
            </text:list>
            <text:p text:style-name="P1"><text:span text:style-name="T4"><text:s text:c="2"/></text:span><text:span text:style-name="T4">(Cas discret)</text:span></text:p>
            <text:p text:style-name="P1"><text:span text:style-name="T4"><text:tab/></text:span></text:p>
            <text:p text:style-name="P1"><text:span text:style-name="T4"><text:tab/></text:span><text:span text:style-name="T4">Exemple:</text:span></text:p>
            <text:p text:style-name="P1"><text:span text:style-name="T4"><text:tab/></text:span><text:span text:style-name="T4"><text:tab/></text:span><text:span text:style-name="T4"><text:tab/></text:span><text:span text:style-name="T4">Experiment: llançar 2 daus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6">Ω</text:span><text:span text:style-name="T7">={11, 12, ..., 21, 22, ..., ..., 66}</text:span></text:p>
            <text:p text:style-name="P1"><text:span text:style-name="T7"><text:tab/></text:span><text:span text:style-name="T7"><text:tab/></text:span><text:span text:style-name="T7"><text:tab/></text:span><text:span text:style-name="T7">V.a.: <text:s/>X=suma dels dos daus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Y=diferència dels dos daus (en valor absolut)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</draw:text-box>
        </draw:frame>
        <draw:frame draw:style-name="gr4" draw:layer="layout" svg:width="11.387cm" svg:height="1.678cm" svg:x="6.203cm" svg:y="10.26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2.797cm" svg:height="1.702cm" svg:x="6.1cm" svg:y="12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3.133cm" svg:height="1.678cm" svg:x="6cm" svg:y="1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" draw:layer="layout" svg:width="26.5cm" svg:height="19.839cm" svg:x="0.5cm" svg:y="0.5cm">
          <draw:text-box>
            <text:p text:style-name="P1"><text:span text:style-name="T10">Moments de dues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3">Són uns nombres que resumeixen el comportament conjunts dels </text:span><text:span text:style-name="T3"><text:tab/></text:span></text:p>
            <text:p text:style-name="P1"><text:span text:style-name="T3"><text:tab/></text:span><text:span text:style-name="T3">valors de dues variable aleatòries.</text:span></text:p>
            <text:p text:style-name="P1"><text:span text:style-name="T4"/></text:p>
            <text:p text:style-name="P1"><text:span text:style-name="T4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4"><text:s/></text:span><text:span text:style-name="T5">Covariància</text:span><text:span text:style-name="T4"> </text:span><text:span text:style-name="T3">: <text:s/></text:span><text:span text:style-name="T4">indica el grau de dependència lineal entre les variabl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4"/></text:p>
            <text:p text:style-name="P7"><text:span text:style-name="T4"><text:tab/></text:span><text:span text:style-name="T4"><text:tab/></text:span><text:span text:style-name="T4">Cov(X, Y)=E(X</text:span><text:span text:style-name="T6">∙</text:span><text:span text:style-name="T7">Y)-E(X)</text:span><text:span text:style-name="T6">∙</text:span><text:span text:style-name="T7">E(Y)</text:span></text:p>
            <text:p text:style-name="P7"><text:span text:style-name="T7"/></text:p>
            <text:p text:style-name="P7"><text:span text:style-name="T7"><text:tab/></text:span><text:span text:style-name="T7">Cas discret (</text:span><text:span text:style-name="T6">Ω</text:span><text:span text:style-name="T13">X</text:span><text:span text:style-name="T7">={x</text:span><text:span text:style-name="T14">1</text:span><text:span text:style-name="T7">, x</text:span><text:span text:style-name="T14">2</text:span><text:span text:style-name="T7">, ...}, </text:span><text:span text:style-name="T6">Ω</text:span><text:span text:style-name="T13">Y</text:span><text:span text:style-name="T7">={y</text:span><text:span text:style-name="T14">1</text:span><text:span text:style-name="T7">, y</text:span><text:span text:style-name="T14">2</text:span><text:span text:style-name="T7">, ...})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E(X</text:span><text:span text:style-name="T6">∙</text:span><text:span text:style-name="T7">Y)=x</text:span><text:span text:style-name="T14">1</text:span><text:span text:style-name="T7"> </text:span><text:span text:style-name="T6">∙ y</text:span><text:span text:style-name="T13">1</text:span><text:span text:style-name="T6"> ∙ P(X=x</text:span><text:span text:style-name="T13">1</text:span><text:span text:style-name="T6">, Y=y</text:span><text:span text:style-name="T13">1</text:span><text:span text:style-name="T6">) + </text:span><text:span text:style-name="T7">x</text:span><text:span text:style-name="T14">1</text:span><text:span text:style-name="T7"> </text:span><text:span text:style-name="T6">∙ y</text:span><text:span text:style-name="T13">2</text:span><text:span text:style-name="T6"> ∙ P(X=x</text:span><text:span text:style-name="T13">1</text:span><text:span text:style-name="T6">, Y=y</text:span><text:span text:style-name="T13">2</text:span><text:span text:style-name="T6">) + ...</text:span></text:p>
            <text:p text:style-name="P7"><text:span text:style-name="T4"/></text:p>
            <text:p text:style-name="P7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5">Coeficient de correlació</text:span><text:span text:style-name="T4">: al igual que la covariància indica el grau de dependència lineal entre les variables però els seus valors estan normalitzats entre -1 i +1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Propietat: <text:s text:c="3"/>-1 </text:span><text:span text:style-name="T6">≤</text:span><text:span text:style-name="T7"> <text:s/>r</text:span><text:span text:style-name="T14">XY</text:span><text:span text:style-name="T7"> <text:s/></text:span><text:span text:style-name="T6">≤</text:span><text:span text:style-name="T7"> <text:s/>+1</text:span></text:p>
          </draw:text-box>
        </draw:frame>
        <draw:frame draw:style-name="gr4" draw:layer="layout" svg:width="5.321cm" svg:height="1.887cm" svg:x="13.179cm" svg:y="16.61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6" draw:text-style-name="P1" draw:layer="layout" svg:width="26.5cm" svg:height="12.5cm" svg:x="0.5cm" svg:y="0.5cm">
          <draw:text-box>
            <text:p text:style-name="P1"><text:span text:style-name="T10">Moments de dues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4">Exemple</text:span><text:span text:style-name="T3">: </text:span></text:p>
            <text:p text:style-name="P1"><text:span text:style-name="T3"/></text:p>
            <text:p text:style-name="P8"><text:span text:style-name="T4">Experiment: llançar 2 monedes <text:s text:c="3"/></text:span><text:span text:style-name="T6">Ω</text:span><text:span text:style-name="T7">={cc, c+, +c, ++} </text:span></text:p>
            <text:p text:style-name="P8"><text:span text:style-name="T4"><text:s/></text:span><text:span text:style-name="T4">V.a.: X=nombre de cares</text:span></text:p>
            <text:p text:style-name="P8"><text:span text:style-name="T4"><text:tab/></text:span><text:span text:style-name="T4">Y=1 si mateix resultat en les dues, -1 si diferent resultat</text:span></text:p>
            <text:p text:style-name="P8"><text:span text:style-name="T4"/></text:p>
            <text:p text:style-name="P1"><text:span text:style-name="T6"><text:s text:c="4"/></text:span><text:span text:style-name="T6"><text:tab/></text:span><text:span text:style-name="T6"><text:tab/></text:span><text:span text:style-name="T6"><text:tab/></text:span></text:p>
            <text:p text:style-name="P1"><text:span text:style-name="T3"/></text:p>
            <text:p text:style-name="P8"><text:span text:style-name="T6"><text:s text:c="3"/></text:span></text:p>
          </draw:text-box>
        </draw:frame>
        <draw:frame draw:style-name="gr1" draw:text-style-name="P1" draw:layer="layout" svg:width="15cm" svg:height="3.649cm" svg:x="12.5cm" svg:y="8.1cm">
          <draw:text-box>
            <text:p text:style-name="P8"><text:span text:style-name="T6"><text:s text:c="4"/></text:span><text:span text:style-name="T6">Ω</text:span><text:span text:style-name="T13">Y</text:span><text:span text:style-name="T7">={-1, 1}</text:span><text:span text:style-name="T4"> <text:s/></text:span><text:span text:style-name="T7"><text:s text:c="4"/></text:span></text:p>
            <text:p text:style-name="P8"><text:span text:style-name="T7"><text:s text:c="4"/></text:span><text:span text:style-name="T7">P(Y=-1)=P(c+ U +c)=1/4+1/4=1/2</text:span></text:p>
            <text:p text:style-name="P8"><text:span text:style-name="T7"><text:s text:c="4"/></text:span><text:span text:style-name="T7">P(Y=1)=P(cc U ++)=1/4+1/4=1/2</text:span></text:p>
            <text:p text:style-name="P8"><text:span text:style-name="T7"><text:s text:c="4"/></text:span><text:span text:style-name="T7">P(Y=y)=0 <text:s text:c="3"/>si <text:s/>y </text:span><text:span text:style-name="T6">≠</text:span><text:span text:style-name="T7"> -1, 1</text:span></text:p>
          </draw:text-box>
        </draw:frame>
        <draw:frame draw:style-name="gr1" draw:text-style-name="P1" draw:layer="layout" svg:width="16cm" svg:height="4.441cm" svg:x="-1cm" svg:y="8.159cm">
          <draw:text-box>
            <text:p text:style-name="P8"><text:span text:style-name="T6"><text:s text:c="4"/></text:span><text:span text:style-name="T6">Ω</text:span><text:span text:style-name="T13">X</text:span><text:span text:style-name="T7">={0, 1, 2}</text:span><text:span text:style-name="T4"> <text:s/></text:span><text:span text:style-name="T7"><text:s text:c="4"/></text:span></text:p>
            <text:p text:style-name="P8"><text:span text:style-name="T7"><text:s text:c="4"/></text:span><text:span text:style-name="T7">P(X=2)=P(cc)=1/4</text:span></text:p>
            <text:p text:style-name="P8"><text:span text:style-name="T7"><text:s text:c="4"/></text:span><text:span text:style-name="T7">P(X=1)=P(c+ U +c)=1/4+1/4=1/2</text:span></text:p>
            <text:p text:style-name="P8"><text:span text:style-name="T7"><text:s text:c="4"/></text:span><text:span text:style-name="T7">P(X=0)=P(++)=1/4</text:span></text:p>
            <text:p text:style-name="P8"><text:span text:style-name="T7"><text:s text:c="4"/></text:span><text:span text:style-name="T7">P(X=x)=0 <text:s text:c="3"/>si <text:s/>x </text:span><text:span text:style-name="T6">≠</text:span><text:span text:style-name="T7"> 0, 1, 2</text:span></text:p>
          </draw:text-box>
        </draw:frame>
        <draw:frame draw:style-name="gr1" draw:text-style-name="P4" draw:layer="layout" svg:width="13.5cm" svg:height="4.24cm" svg:x="2.8cm" svg:y="13.5cm">
          <draw:text-box>
            <text:p text:style-name="P1"><text:span text:style-name="T4">E(X)=0 </text:span><text:span text:style-name="T6">∙</text:span><text:span text:style-name="T7"> ¼ + 1 </text:span><text:span text:style-name="T6">∙</text:span><text:span text:style-name="T7"> ½ + 2 </text:span><text:span text:style-name="T6">∙</text:span><text:span text:style-name="T7"> ¼ =1</text:span></text:p>
            <text:p text:style-name="P1"><text:span text:style-name="T7"/></text:p>
            <text:p text:style-name="P1"><text:span text:style-name="T7">Var(X)=0</text:span><text:span text:style-name="T15">2</text:span><text:span text:style-name="T7"> </text:span><text:span text:style-name="T6">∙</text:span><text:span text:style-name="T7"> ¼ + 1</text:span><text:span text:style-name="T15">2</text:span><text:span text:style-name="T7"> </text:span><text:span text:style-name="T6">∙</text:span><text:span text:style-name="T7"> ½ + 2</text:span><text:span text:style-name="T15">2</text:span><text:span text:style-name="T7"> </text:span><text:span text:style-name="T6">∙</text:span><text:span text:style-name="T7"> ¼ </text:span><text:span text:style-name="T6">−</text:span><text:span text:style-name="T7"> 1</text:span><text:span text:style-name="T15">2</text:span><text:span text:style-name="T7">=0,5</text:span></text:p>
            <text:p text:style-name="P1"><text:span text:style-name="T6"/></text:p>
            <text:p text:style-name="P1"><text:span text:style-name="T7"/></text:p>
          </draw:text-box>
        </draw:frame>
        <draw:frame draw:style-name="gr4" draw:layer="layout" svg:width="5.555cm" svg:height="0.968cm" svg:x="3cm" svg:y="16.65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4" draw:layer="layout" svg:width="13.5cm" svg:height="4.24cm" svg:x="16.4cm" svg:y="13.5cm">
          <draw:text-box>
            <text:p text:style-name="P1"><text:span text:style-name="T4">E(Y)=(-1) </text:span><text:span text:style-name="T6">∙</text:span><text:span text:style-name="T7"> ½ <text:s/>+ 1 </text:span><text:span text:style-name="T6">∙</text:span><text:span text:style-name="T7"> ½ = 0</text:span></text:p>
            <text:p text:style-name="P1"><text:span text:style-name="T7"/></text:p>
            <text:p text:style-name="P1"><text:span text:style-name="T7">Var(Y)=(-1)</text:span><text:span text:style-name="T15">2</text:span><text:span text:style-name="T7"> </text:span><text:span text:style-name="T6">∙</text:span><text:span text:style-name="T7"> ½ <text:s/>+ 1</text:span><text:span text:style-name="T15">2</text:span><text:span text:style-name="T7"> </text:span><text:span text:style-name="T6">∙</text:span><text:span text:style-name="T7"> ½ </text:span><text:span text:style-name="T6">−</text:span><text:span text:style-name="T7"> 0</text:span><text:span text:style-name="T15">2</text:span><text:span text:style-name="T7">= 1</text:span></text:p>
            <text:p text:style-name="P1"><text:span text:style-name="T6"/></text:p>
            <text:p text:style-name="P1"><text:span text:style-name="T7"/></text:p>
          </draw:text-box>
        </draw:frame>
        <draw:frame draw:style-name="gr4" draw:layer="layout" svg:width="3.331cm" svg:height="0.968cm" svg:x="16.701cm" svg:y="16.653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6" draw:text-style-name="P1" draw:layer="layout" svg:width="26.5cm" svg:height="12.5cm" svg:x="0.5cm" svg:y="0.5cm">
          <draw:text-box>
            <text:p text:style-name="P1"><text:span text:style-name="T10">Moments de dues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4">Exemple (continuació)</text:span><text:span text:style-name="T3">: </text:span></text:p>
            <text:p text:style-name="P1"><text:span text:style-name="T3"/></text:p>
            <text:p text:style-name="P8"><text:span text:style-name="T4">Experiment: llançar 2 monedes <text:s text:c="3"/></text:span><text:span text:style-name="T6">Ω</text:span><text:span text:style-name="T7">={cc, c+, +c, ++} </text:span></text:p>
            <text:p text:style-name="P8"><text:span text:style-name="T4"><text:s/></text:span><text:span text:style-name="T4">V.a.: X=nombre de cares</text:span></text:p>
            <text:p text:style-name="P8"><text:span text:style-name="T4"><text:tab/></text:span><text:span text:style-name="T4">Y=1 si mateix resultat en les dues, -1 si diferent resultat</text:span></text:p>
            <text:p text:style-name="P8"><text:span text:style-name="T4"/></text:p>
            <text:p text:style-name="P1"><text:span text:style-name="T6"><text:s text:c="4"/></text:span><text:span text:style-name="T6"><text:tab/></text:span><text:span text:style-name="T6"><text:tab/></text:span><text:span text:style-name="T6"><text:tab/></text:span></text:p>
            <text:p text:style-name="P1"><text:span text:style-name="T3"/></text:p>
            <text:p text:style-name="P8"><text:span text:style-name="T6"><text:s text:c="3"/></text:span></text:p>
          </draw:text-box>
        </draw:frame>
        <draw:frame draw:style-name="gr1" draw:text-style-name="P1" draw:layer="layout" svg:width="27cm" svg:height="6.817cm" svg:x="-1cm" svg:y="8.159cm">
          <draw:text-box>
            <text:p text:style-name="P8"><text:span text:style-name="T6"><text:s text:c="4"/></text:span><text:span text:style-name="T6">Ω</text:span><text:span text:style-name="T13">XY</text:span><text:span text:style-name="T7">={(0, -1), (0, 1), (1, -1), (1, 1), (2, -1), (2, 1)}</text:span><text:span text:style-name="T4"> <text:s/></text:span><text:span text:style-name="T7"><text:s text:c="4"/></text:span></text:p>
            <text:p text:style-name="P8"><text:span text:style-name="T7"><text:s text:c="4"/></text:span><text:span text:style-name="T7">P(X=0, Y=-1)=0</text:span></text:p>
            <text:p text:style-name="P8"><text:span text:style-name="T7"><text:s text:c="4"/></text:span><text:span text:style-name="T7">P(X=0, Y=1)=P(++)=1/4</text:span></text:p>
            <text:p text:style-name="P8"><text:span text:style-name="T7"><text:s text:c="4"/></text:span><text:span text:style-name="T7">P(X=1, Y=-1)=P(c+ U +c)=1/4+1/4=1/2</text:span></text:p>
            <text:p text:style-name="P8"><text:span text:style-name="T7"><text:s text:c="4"/></text:span><text:span text:style-name="T7">P(X=1, Y=1)=0</text:span></text:p>
            <text:p text:style-name="P8"><text:span text:style-name="T7"><text:s text:c="4"/></text:span><text:span text:style-name="T7">P(X=2, Y=-1)=0</text:span></text:p>
            <text:p text:style-name="P8"><text:span text:style-name="T7"><text:s text:c="4"/></text:span><text:span text:style-name="T7">P(X=2, Y=1)=P(cc)=1/4</text:span></text:p>
            <text:p text:style-name="P8"><text:span text:style-name="T7"><text:s text:c="4"/></text:span><text:span text:style-name="T7">P(X=x, Y=y)=0 <text:s text:c="3"/>si <text:s/>x </text:span><text:span text:style-name="T6">≠</text:span><text:span text:style-name="T7"> 0, 1, 2 <text:s text:c="3"/>o <text:s text:c="3"/>y </text:span><text:span text:style-name="T6">≠</text:span><text:span text:style-name="T7"> -1, 1,</text:span></text:p>
          </draw:text-box>
        </draw:frame>
        <draw:frame draw:style-name="gr1" draw:text-style-name="P4" draw:layer="layout" svg:width="26cm" svg:height="2.627cm" svg:x="1.5cm" svg:y="15.7cm">
          <draw:text-box>
            <text:p text:style-name="P1"><text:span text:style-name="T4">E(XY)=0 </text:span><text:span text:style-name="T6">∙</text:span><text:span text:style-name="T7"> (-1) </text:span><text:span text:style-name="T6">∙</text:span><text:span text:style-name="T7"> 0 + 0 </text:span><text:span text:style-name="T6">∙</text:span><text:span text:style-name="T7"> 1 </text:span><text:span text:style-name="T6">∙</text:span><text:span text:style-name="T7"> ¼ <text:s/>+ 1 </text:span><text:span text:style-name="T6">∙</text:span><text:span text:style-name="T7"> (-1) </text:span><text:span text:style-name="T6">∙</text:span><text:span text:style-name="T7"> ½ <text:s/>+ 1 </text:span><text:span text:style-name="T6">∙</text:span><text:span text:style-name="T7"> 1 </text:span><text:span text:style-name="T6">∙</text:span><text:span text:style-name="T7"> 0 + 2 </text:span><text:span text:style-name="T6">∙</text:span><text:span text:style-name="T7"> (-1) </text:span><text:span text:style-name="T6">∙</text:span><text:span text:style-name="T7"> 0 + 2 </text:span><text:span text:style-name="T6">∙</text:span><text:span text:style-name="T7"> 1 </text:span><text:span text:style-name="T6">∙</text:span><text:span text:style-name="T7"> ¼ <text:s/>= 0</text:span></text:p>
            <text:p text:style-name="P1"><text:span text:style-name="T7"/></text:p>
            <text:p text:style-name="P1"><text:span text:style-name="T7">Cov(X, Y)= 0 – 1 </text:span><text:span text:style-name="T6">∙</text:span><text:span text:style-name="T7"> 0 = 0 <text:s/></text:span></text:p>
          </draw:text-box>
        </draw:frame>
        <draw:frame draw:style-name="gr4" draw:layer="layout" svg:width="5.626cm" svg:height="1.762cm" svg:x="1.7cm" svg:y="18.613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4-09T11:10:58</meta:creation-date>
    <dc:creator>joseluis</dc:creator>
    <dc:date>2009-09-30T13:35:15.53</dc:date>
    <dc:language>fr-FR</dc:language>
    <meta:editing-cycles>100</meta:editing-cycles>
    <meta:editing-duration>PT44H58M40S</meta:editing-duration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i>X</math:mi>
              <math:mo math:stretchy="false">=</math:mo>
              <math:mn>7,</math:mn>
            </math:mrow>
            <math:mrow>
              <math:mi>Y</math:mi>
              <math:mo math:stretchy="false">=</math:mo>
              <math:mn>3</math:mn>
            </math:mrow>
          </math:mrow>
          <math:mo math:stretchy="false">)</math:mo>
        </math:mrow>
        <math:mo math:stretchy="false">=</math:mo>
        <math:mi>P</math:mi>
      </math:mrow>
      <math:mrow>
        <math:mrow>
          <math:mrow>
            <math:mo math:stretchy="false">(</math:mo>
            <math:mfenced math:open="{" math:close="}">
              <math:mrow>
                <math:mn>25,</math:mn>
                <math:mn>52</math:mn>
              </math:mrow>
            </math:mfenced>
            <math:mo math:stretchy="false">)</math:mo>
          </math:mrow>
          <math:mo math:stretchy="false">=</math:mo>
          <math:mfrac>
            <math:mi math:fontstyle="italic">CF</math:mi>
            <math:mi math:fontstyle="italic">CP</math:mi>
          </math:mfrac>
        </math:mrow>
        <math:mo math:stretchy="false">=</math:mo>
        <math:mfrac>
          <math:mn>2</math:mn>
          <math:mn>36</math:mn>
        </math:mfrac>
      </math:mrow>
    </math:mrow>
    <math:annotation math:encoding="StarMath 5.0">P(X=7, Y=3)=P(left lbrace 25, 52 right rbrace)=CF over CP=2 over 36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σ</math:mo>
          <math:mi>X</math:mi>
        </math:msub>
        <math:mo math:stretchy="false">=</math:mo>
        <math:msqrt>
          <math:mn>0,5</math:mn>
        </math:msqrt>
      </math:mrow>
      <math:mo math:stretchy="false">=</math:mo>
      <math:mn>0,7071</math:mn>
    </math:mrow>
    <math:annotation math:encoding="StarMath 5.0">%sigma_X=sqrt{0,5}=0,7071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σ</math:mo>
          <math:mi>Y</math:mi>
        </math:msub>
        <math:mo math:stretchy="false">=</math:mo>
        <math:msqrt>
          <math:mn>1</math:mn>
        </math:msqrt>
      </math:mrow>
      <math:mo math:stretchy="false">=</math:mo>
      <math:mn>1</math:mn>
    </math:mrow>
    <math:annotation math:encoding="StarMath 5.0">%sigma_Y=sqrt{1}=1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 math:fontstyle="italic">XY</math:mi>
        </math:msub>
        <math:mo math:stretchy="false">=</math:mo>
        <math:mfrac>
          <math:mn>0</math:mn>
          <math:mrow>
            <math:mn>0,7071</math:mn>
            <math:mo math:stretchy="false">⋅</math:mo>
            <math:mn>1</math:mn>
          </math:mrow>
        </math:mfrac>
      </math:mrow>
      <math:mo math:stretchy="false">=</math:mo>
      <math:mn>0</math:mn>
    </math:mrow>
    <math:annotation math:encoding="StarMath 5.0">r_{XY}={0} over {{0,7071} cdot {1}}=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X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row>
              <math:mo math:stretchy="false">+</math:mo>
              <math:mo math:stretchy="false">∞</math:mo>
            </math:mrow>
          </math:msubsup>
          <math:mi>f</math:mi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  <math:mi math:fontstyle="italic">dy</math:mi>
    </math:mrow>
    <math:annotation math:encoding="StarMath 5.0">f_X(x) = int_{-infty}^{+infty} f(x, y) dy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Y</math:mi>
      </math:msub>
      <math:mrow>
        <math:mrow>
          <math:mo math:stretchy="false">(</math:mo>
          <math:mi>y</math:mi>
          <math:mo math:stretchy="false">)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row>
              <math:mo math:stretchy="false">+</math:mo>
              <math:mo math:stretchy="false">∞</math:mo>
            </math:mrow>
          </math:msubsup>
          <math:mi>f</math:mi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  <math:mi math:fontstyle="italic">dx</math:mi>
    </math:mrow>
    <math:annotation math:encoding="StarMath 5.0">f_Y(y) = int_{-infty}^{+infty} f(x, y) dx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A</math:mi>
          <math:mo math:stretchy="false">)</math:mo>
        </math:mrow>
        <math:mo math:stretchy="false">=</math:mo>
        <math:mrow>
          <math:msub>
            <math:mo math:stretchy="false">∬</math:mo>
            <math:mi>A</math:mi>
          </math:msub>
          <math:msub>
            <math:mi>f</math:mi>
            <math:mi math:fontstyle="italic">XY</math:mi>
          </math:msub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  <math:mi math:fontstyle="italic">dx</math:mi>
      <math:mi math:fontstyle="italic">dy</math:mi>
    </math:mrow>
    <math:annotation math:encoding="StarMath 5.0">P(A)=iint_{A} f_{XY}(x, y) dx dy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XY</math:mi>
      </math:msub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f_{XY}(x, y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i>X</math:mi>
              <math:mo math:stretchy="false">≤</math:mo>
              <math:mi>x</math:mi>
            </math:mrow>
            <math:mi>,</math:mi>
            <math:mrow>
              <math:mi>Y</math:mi>
              <math:mo math:stretchy="false">≤</math:mo>
              <math:mi>y</math:mi>
            </math:mrow>
          </math:mrow>
          <math:mo math:stretchy="false">)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i>y</math:mi>
          </math:msubsup>
          <math:mrow>
            <math:msubsup>
              <math:mo math:stretchy="false">∫</math:mo>
              <math:mrow>
                <math:mo math:stretchy="false">−</math:mo>
                <math:mo math:stretchy="false">∞</math:mo>
              </math:mrow>
              <math:mi>x</math:mi>
            </math:msubsup>
            <math:msub>
              <math:mi>f</math:mi>
              <math:mi math:fontstyle="italic">XY</math:mi>
            </math:msub>
          </math:mrow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  <math:mi math:fontstyle="italic">dx</math:mi>
      <math:mi math:fontstyle="italic">dy</math:mi>
    </math:mrow>
    <math:annotation math:encoding="StarMath 5.0">P(X le x, Y le y)=int_{-infty}^{y} int_{-infty}^x f_{XY}(x, y) dx dy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i>X</math:mi>
              <math:mo math:stretchy="false">≤</math:mo>
              <math:mi>x</math:mi>
            </math:mrow>
            <math:mrow>
              <math:mi>Y</math:mi>
              <math:mo math:stretchy="false">=</math:mo>
              <math:mi>y</math:mi>
            </math:mrow>
          </math:mrow>
          <math:mo math:stretchy="false">)</math:mo>
        </math:mrow>
        <math:mo math:stretchy="false">=</math:mo>
        <math:mfrac>
          <math:mrow>
            <math:mrow>
              <math:msubsup>
                <math:mo math:stretchy="false">∫</math:mo>
                <math:mrow>
                  <math:mo math:stretchy="false">−</math:mo>
                  <math:mo math:stretchy="false">∞</math:mo>
                </math:mrow>
                <math:mi>x</math:mi>
              </math:msubsup>
              <math:msub>
                <math:mi>f</math:mi>
                <math:mi math:fontstyle="italic">XY</math:mi>
              </math:msub>
            </math:mrow>
            <math:mrow>
              <math:mo math:stretchy="false">(</math:mo>
              <math:mrow>
                <math:mi>x</math:mi>
                <math:mi>,</math:mi>
                <math:mi>y</math:mi>
              </math:mrow>
              <math:mo math:stretchy="false">)</math:mo>
            </math:mrow>
            <math:mi math:fontstyle="italic">dx</math:mi>
          </math:mrow>
          <math:mrow>
            <math:msub>
              <math:mi>f</math:mi>
              <math:mi>Y</math:mi>
            </math:msub>
            <math:mrow>
              <math:mo math:stretchy="false">(</math:mo>
              <math:mi>y</math:mi>
              <math:mo math:stretchy="false">)</math:mo>
            </math:mrow>
          </math:mrow>
        </math:mfrac>
      </math:mrow>
    </math:mrow>
    <math:annotation math:encoding="StarMath 5.0">P(X le x  Y=y) =  { int_{-infty}^x f_{XY}(x, y) dx  } over {f_Y(y)}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A</math:mi>
            <math:mo math:stretchy="false">∣</math:mo>
            <math:mi>B</math:mi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i>A</math:mi>
                <math:mo math:stretchy="false">∩</math:mo>
                <math:mi>B</math:mi>
              </math:mrow>
              <math:mo math:stretchy="false">)</math:mo>
            </math:mrow>
          </math:mrow>
          <math:mrow>
            <math:mi>P</math:mi>
            <math:mrow>
              <math:mo math:stretchy="false">(</math:mo>
              <math:mi>B</math:mi>
              <math:mo math:stretchy="false">)</math:mo>
            </math:mrow>
          </math:mrow>
        </math:mfrac>
      </math:mrow>
    </math:mrow>
    <math:annotation math:encoding="StarMath 5.0">P(A %perthousand B)={P(A %and B)} over {P(B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row>
              <math:mo math:stretchy="false">(</math:mo>
              <math:mrow>
                <math:mrow>
                  <math:mi>Y</math:mi>
                  <math:mo math:stretchy="false">=</math:mo>
                  <math:mn>3</math:mn>
                </math:mrow>
                <math:mo math:stretchy="false">∣</math:mo>
                <math:mrow>
                  <math:mi>X</math:mi>
                  <math:mo math:stretchy="false">=</math:mo>
                  <math:mn>7</math:mn>
                </math:mrow>
              </math:mrow>
              <math:mo math:stretchy="false">)</math:mo>
            </math:mrow>
            <math:mo math:stretchy="false">=</math:mo>
            <math:mfrac>
              <math:mrow>
                <math:mi>P</math:mi>
                <math:mrow>
                  <math:mo math:stretchy="false">(</math:mo>
                  <math:mrow>
                    <math:mrow>
                      <math:mi>Y</math:mi>
                      <math:mo math:stretchy="false">=</math:mo>
                      <math:mn>3,</math:mn>
                    </math:mrow>
                    <math:mrow>
                      <math:mi>X</math:mi>
                      <math:mo math:stretchy="false">=</math:mo>
                      <math:mn>7</math:mn>
                    </math:mrow>
                  </math:mrow>
                  <math:mo math:stretchy="false">)</math:mo>
                </math:mrow>
              </math:mrow>
              <math:mrow>
                <math:mi>P</math:mi>
                <math:mrow>
                  <math:mo math:stretchy="false">(</math:mo>
                  <math:mrow>
                    <math:mi>X</math:mi>
                    <math:mo math:stretchy="false">=</math:mo>
                    <math:mn>7</math:mn>
                  </math:mrow>
                  <math:mo math:stretchy="false">)</math:mo>
                </math:mrow>
              </math:mrow>
            </math:mfrac>
          </math:mrow>
          <math:mo math:stretchy="false">=</math:mo>
          <math:mfrac>
            <math:mrow>
              <math:mn>2</math:mn>
              <math:mo math:stretchy="false">/</math:mo>
              <math:mn>36</math:mn>
            </math:mrow>
            <math:mrow>
              <math:mn>6</math:mn>
              <math:mo math:stretchy="false">/</math:mo>
              <math:mn>36</math:mn>
            </math:mrow>
          </math:mfrac>
        </math:mrow>
        <math:mo math:stretchy="false">=</math:mo>
        <math:mfrac>
          <math:mn>2</math:mn>
          <math:mn>6</math:mn>
        </math:mfrac>
      </math:mrow>
    </math:mrow>
    <math:annotation math:encoding="StarMath 5.0">P(Y=3 %and X=7)={P(Y=3, X=7)} over {P(X=7)}={2/36} over {6/36}=2 over 6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X</math:mi>
            <math:mo math:stretchy="false">=</math:mo>
            <math:mn>7</math:mn>
          </math:mrow>
          <math:mo math:stretchy="false">)</math:mo>
        </math:mrow>
        <math:mo math:stretchy="false">=</math:mo>
        <math:mi>P</math:mi>
      </math:mrow>
      <math:mrow>
        <math:mrow>
          <math:mrow>
            <math:mo math:stretchy="false">(</math:mo>
            <math:mrow>
              <math:mn>16,</math:mn>
              <math:mn>61,</math:mn>
              <math:mn>25,</math:mn>
              <math:mn>52,</math:mn>
              <math:mn>34,</math:mn>
              <math:mn>43</math:mn>
            </math:mrow>
            <math:mo math:stretchy="false">)</math:mo>
          </math:mrow>
          <math:mo math:stretchy="false">=</math:mo>
          <math:mfrac>
            <math:mi math:fontstyle="italic">CF</math:mi>
            <math:mi math:fontstyle="italic">CP</math:mi>
          </math:mfrac>
        </math:mrow>
        <math:mo math:stretchy="false">=</math:mo>
        <math:mfrac>
          <math:mn>6</math:mn>
          <math:mn>36</math:mn>
        </math:mfrac>
      </math:mrow>
    </math:mrow>
    <math:annotation math:encoding="StarMath 5.0">P(X=7)=P({16, 61, 25, 52, 34, 43})=CF over CP=6 over 36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i>X</math:mi>
              <math:mo math:stretchy="false">=</math:mo>
              <math:mi>x</math:mi>
            </math:mrow>
            <math:mrow>
              <math:mi>Y</math:mi>
              <math:mo math:stretchy="false">=</math:mo>
              <math:mi>y</math:mi>
            </math:mrow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row>
                  <math:mi>X</math:mi>
                  <math:mo math:stretchy="false">=</math:mo>
                  <math:mi>x</math:mi>
                </math:mrow>
                <math:mi>,</math:mi>
                <math:mrow>
                  <math:mi>Y</math:mi>
                  <math:mo math:stretchy="false">=</math:mo>
                  <math:mi>y</math:mi>
                </math:mrow>
              </math:mrow>
              <math:mo math:stretchy="false">)</math:mo>
            </math:mrow>
          </math:mrow>
          <math:mrow>
            <math:mi>P</math:mi>
            <math:mrow>
              <math:mo math:stretchy="false">(</math:mo>
              <math:mrow>
                <math:mi>Y</math:mi>
                <math:mo math:stretchy="false">=</math:mo>
                <math:mi>y</math:mi>
              </math:mrow>
              <math:mo math:stretchy="false">)</math:mo>
            </math:mrow>
          </math:mrow>
        </math:mfrac>
      </math:mrow>
    </math:mrow>
    <math:annotation math:encoding="StarMath 5.0">P(X=x  Y=y) =  {P(X=x, Y=y)} over {P(Y=y)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i>x</math:mi>
            <math:mo math:stretchy="false">∈</math:mo>
            <math:msub>
              <math:mo math:stretchy="false">Ω</math:mo>
              <math:mi>X</math:mi>
            </math:msub>
          </math:mrow>
        </math:msub>
        <math:mrow>
          <math:msub>
            <math:mo math:stretchy="false">∑</math:mo>
            <math:mrow>
              <math:mi>y</math:mi>
              <math:mo math:stretchy="false">∈</math:mo>
              <math:msub>
                <math:mo math:stretchy="false">Ω</math:mo>
                <math:mi>Y</math:mi>
              </math:msub>
            </math:mrow>
          </math:msub>
          <math:mi>P</math:mi>
        </math:mrow>
      </math:mrow>
      <math:mrow>
        <math:mrow>
          <math:mo math:stretchy="false">(</math:mo>
          <math:mrow>
            <math:mrow>
              <math:mi>X</math:mi>
              <math:mo math:stretchy="false">=</math:mo>
              <math:mi>x</math:mi>
            </math:mrow>
            <math:mi>,</math:mi>
            <math:mrow>
              <math:mi>Y</math:mi>
              <math:mo math:stretchy="false">=</math:mo>
              <math:mi>y</math:mi>
            </math:mrow>
          </math:mrow>
          <math:mo math:stretchy="false">)</math:mo>
        </math:mrow>
        <math:mo math:stretchy="false">=</math:mo>
        <math:mn>1</math:mn>
      </math:mrow>
    </math:mrow>
    <math:annotation math:encoding="StarMath 5.0">sum_{x in %OMEGA_X} sum_{y in %OMEGA_Y} P(X=x, Y=y) = 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X</math:mi>
            <math:mo math:stretchy="false">=</math:mo>
            <math:mi>x</math:mi>
          </math:mrow>
          <math:mo math:stretchy="false">)</math:mo>
        </math:mrow>
        <math:mo math:stretchy="false">=</math:mo>
        <math:mrow>
          <math:msub>
            <math:mo math:stretchy="false">∑</math:mo>
            <math:mrow>
              <math:mi>y</math:mi>
              <math:mo math:stretchy="false">∈</math:mo>
              <math:msub>
                <math:mo math:stretchy="false">Ω</math:mo>
                <math:mi>Y</math:mi>
              </math:msub>
            </math:mrow>
          </math:msub>
          <math:mi>P</math:mi>
        </math:mrow>
      </math:mrow>
      <math:mrow>
        <math:mo math:stretchy="false">(</math:mo>
        <math:mrow>
          <math:mrow>
            <math:mi>X</math:mi>
            <math:mo math:stretchy="false">=</math:mo>
            <math:mi>x</math:mi>
          </math:mrow>
          <math:mi>,</math:mi>
          <math:mrow>
            <math:mi>Y</math:mi>
            <math:mo math:stretchy="false">=</math:mo>
            <math:mi>y</math:mi>
          </math:mrow>
        </math:mrow>
        <math:mo math:stretchy="false">)</math:mo>
      </math:mrow>
    </math:mrow>
    <math:annotation math:encoding="StarMath 5.0">P(X=x) = sum_{y in %OMEGA_Y} P(X=x, Y=y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Y</math:mi>
            <math:mo math:stretchy="false">=</math:mo>
            <math:mi>y</math:mi>
          </math:mrow>
          <math:mo math:stretchy="false">)</math:mo>
        </math:mrow>
        <math:mo math:stretchy="false">=</math:mo>
        <math:mrow>
          <math:msub>
            <math:mo math:stretchy="false">∑</math:mo>
            <math:mrow>
              <math:mi>x</math:mi>
              <math:mo math:stretchy="false">∈</math:mo>
              <math:msub>
                <math:mo math:stretchy="false">Ω</math:mo>
                <math:mi>X</math:mi>
              </math:msub>
            </math:mrow>
          </math:msub>
          <math:mi>P</math:mi>
        </math:mrow>
      </math:mrow>
      <math:mrow>
        <math:mo math:stretchy="false">(</math:mo>
        <math:mrow>
          <math:mrow>
            <math:mi>X</math:mi>
            <math:mo math:stretchy="false">=</math:mo>
            <math:mi>x</math:mi>
          </math:mrow>
          <math:mi>,</math:mi>
          <math:mrow>
            <math:mi>Y</math:mi>
            <math:mo math:stretchy="false">=</math:mo>
            <math:mi>y</math:mi>
          </math:mrow>
        </math:mrow>
        <math:mo math:stretchy="false">)</math:mo>
      </math:mrow>
    </math:mrow>
    <math:annotation math:encoding="StarMath 5.0">P(Y=y) = sum_{x in %OMEGA_X} P(X=x, Y=y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A</math:mi>
          <math:mo math:stretchy="false">)</math:mo>
        </math:mrow>
        <math:mo math:stretchy="false">=</math:mo>
        <math:mrow>
          <math:msub>
            <math:mo math:stretchy="false">∑</math:mo>
            <math:mrow>
              <math:mrow>
                <math:mo math:stretchy="false">(</math:mo>
                <math:mrow>
                  <math:mi>x</math:mi>
                  <math:mi>,</math:mi>
                  <math:mi>y</math:mi>
                </math:mrow>
                <math:mo math:stretchy="false">)</math:mo>
              </math:mrow>
              <math:mo math:stretchy="false">∈</math:mo>
              <math:mi>A</math:mi>
            </math:mrow>
          </math:msub>
          <math:mi>P</math:mi>
        </math:mrow>
      </math:mrow>
      <math:mrow>
        <math:mo math:stretchy="false">(</math:mo>
        <math:mrow>
          <math:mrow>
            <math:mi>X</math:mi>
            <math:mo math:stretchy="false">=</math:mo>
            <math:mi>x</math:mi>
          </math:mrow>
          <math:mi>,</math:mi>
          <math:mrow>
            <math:mi>Y</math:mi>
            <math:mo math:stretchy="false">=</math:mo>
            <math:mi>y</math:mi>
          </math:mrow>
        </math:mrow>
        <math:mo math:stretchy="false">)</math:mo>
      </math:mrow>
    </math:mrow>
    <math:annotation math:encoding="StarMath 5.0">P(A)=sum_{(x, y) in A} P(X=x, Y=y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row>
            <math:mo math:stretchy="false">−</math:mo>
            <math:mo math:stretchy="false">∞</math:mo>
          </math:mrow>
          <math:mrow>
            <math:mo math:stretchy="false">+</math:mo>
            <math:mo math:stretchy="false">∞</math:mo>
          </math:mrow>
        </math:msubsup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row>
              <math:mo math:stretchy="false">+</math:mo>
              <math:mo math:stretchy="false">∞</math:mo>
            </math:mrow>
          </math:msubsup>
          <math:mi>f</math:mi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  <math:mi math:fontstyle="italic">dx</math:mi>
      <math:mrow>
        <math:mi math:fontstyle="italic">dy</math:mi>
        <math:mo math:stretchy="false">=</math:mo>
        <math:mn>1</math:mn>
      </math:mrow>
    </math:mrow>
    <math:annotation math:encoding="StarMath 5.0">int_{-infty}^{+infty} int_{-infty}^{+infty} f(x, y) dx dy= 1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XY</math:mi>
      </math:msub>
      <math:mo math:stretchy="false">=</math:mo>
      <math:mfrac>
        <math:mrow>
          <math:mi math:fontstyle="italic">Cov</math:mi>
          <math:mrow>
            <math:mo math:stretchy="false">(</math:mo>
            <math:mrow>
              <math:mi>X</math:mi>
              <math:mi>,</math:mi>
              <math:mi>Y</math:mi>
            </math:mrow>
            <math:mo math:stretchy="false">)</math:mo>
          </math:mrow>
        </math:mrow>
        <math:mrow>
          <math:msub>
            <math:mo math:stretchy="false">σ</math:mo>
            <math:mi>X</math:mi>
          </math:msub>
          <math:mo math:stretchy="false">⋅</math:mo>
          <math:msub>
            <math:mo math:stretchy="false">σ</math:mo>
            <math:mi>Y</math:mi>
          </math:msub>
        </math:mrow>
      </math:mfrac>
    </math:mrow>
    <math:annotation math:encoding="StarMath 5.0">r_{XY}={Cov(X, Y)} over {{%sigma_{X}} cdot {%sigma_{Y}}}</math:annotation>
  </math:semantics>
</math:math>
</file>